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code</text:p>
      <text:p text:style-name="Standard">import numpy as np</text:p>
      <text:p text:style-name="Standard">import pandas as pd</text:p>
      <text:p text:style-name="Standard">import sklearn</text:p>
      <text:p text:style-name="Standard">import matplotlib.pyplot as plt</text:p>
      <text:p text:style-name="Standard">import seaborn as sns</text:p>
      <text:p text:style-name="Standard"/>
      <text:p text:style-name="Standard">import warnings</text:p>
      <text:p text:style-name="Standard">warnings.simplefilter(action='ignore', category=FutureWarning)</text:p>
      <text:p text:style-name="Standard"/>
      <text:p text:style-name="Standard">ratings = pd.read_csv("https://s3-us-west-2.amazonaws.com/recommender-tutorial/ratings.csv")</text:p>
      <text:p text:style-name="Standard">ratings.head()</text:p>
      <text:p text:style-name="Standard"/>
      <text:p text:style-name="Standard">movies = pd.read_csv("https://s3-us-west-2.amazonaws.com/recommender-tutorial/movies.csv")</text:p>
      <text:p text:style-name="Standard">movies.head()</text:p>
      <text:p text:style-name="Standard"/>
      <text:p text:style-name="Standard">n_ratings = len(ratings)</text:p>
      <text:p text:style-name="Standard">n_movies = len(ratings['movieId'].unique())</text:p>
      <text:p text:style-name="Standard">n_users = len(ratings['userId'].unique())</text:p>
      <text:p text:style-name="Standard"/>
      <text:p text:style-name="Standard">print(f"Number of ratings: {n_ratings}")</text:p>
      <text:p text:style-name="Standard">print(f"Number of unique movieId's: {n_movies}")</text:p>
      <text:p text:style-name="Standard">print(f"Number of unique users: {n_users}")</text:p>
      <text:p text:style-name="Standard">print(f"Average ratings per user: {round(n_ratings/n_users, 2)}")</text:p>
      <text:p text:style-name="Standard">print(f"Average ratings per movie: {round(n_ratings/n_movies, 2)}")</text:p>
      <text:p text:style-name="Standard"/>
      <text:p text:style-name="Standard">user_freq = ratings[['userId', 'movieId']].groupby('userId').count().reset_index()</text:p>
      <text:p text:style-name="Standard">user_freq.columns = ['userId', 'n_ratings']</text:p>
      <text:p text:style-name="Standard">user_freq.head()</text:p>
      <text:p text:style-name="Standard"/>
      <text:p text:style-name="Standard"/>
      <text:p text:style-name="Standard"># Find Lowest and Highest rated movies:</text:p>
      <text:p text:style-name="Standard">mean_rating = ratings.groupby('movieId')[['rating']].mean()</text:p>
      <text:p text:style-name="Standard"># Lowest rated movies</text:p>
      <text:p text:style-name="Standard">lowest_rated = mean_rating['rating'].idxmin()</text:p>
      <text:p text:style-name="Standard">movies.loc[movies['movieId'] == lowest_rated]</text:p>
      <text:p text:style-name="Standard"># Highest rated movies</text:p>
      <text:p text:style-name="Standard">highest_rated = mean_rating['rating'].idxmax()</text:p>
      <text:p text:style-name="Standard">movies.loc[movies['movieId'] == highest_rated]</text:p>
      <text:p text:style-name="Standard"># show number of people who rated movies rated movie highest</text:p>
      <text:p text:style-name="Standard">ratings[ratings['movieId']==highest_rated]</text:p>
      <text:p text:style-name="Standard"># show number of people who rated movies rated movie lowest</text:p>
      <text:p text:style-name="Standard">ratings[ratings['movieId']==lowest_rated]</text:p>
      <text:p text:style-name="Standard"/>
      <text:p text:style-name="Standard">## the above movies has very low dataset. We will use bayesian average</text:p>
      <text:p text:style-name="Standard">movie_stats = ratings.groupby('movieId')[['rating']].agg(['count', 'mean'])</text:p>
      <text:p text:style-name="Standard">movie_stats.columns = movie_stats.columns.droplevel()</text:p>
      <text:p text:style-name="Standard"/>
      <text:p text:style-name="Standard"># Now, we create user-item matrix using scipy csr matrix</text:p>
      <text:p text:style-name="Standard">from scipy.sparse import csr_matrix</text:p>
      <text:p text:style-name="Standard"/>
      <text:p text:style-name="Standard">def create_matrix(df):</text:p>
      <text:p text:style-name="Standard"><text:soft-page-break/><text:tab/></text:p>
      <text:p text:style-name="Standard"><text:tab/>N = len(df['userId'].unique())</text:p>
      <text:p text:style-name="Standard"><text:tab/>M = len(df['movieId'].unique())</text:p>
      <text:p text:style-name="Standard"><text:tab/></text:p>
      <text:p text:style-name="Standard"><text:tab/># Map Ids to indices</text:p>
      <text:p text:style-name="Standard"><text:tab/>user_mapper = dict(zip(np.unique(df["userId"]), list(range(N))))</text:p>
      <text:p text:style-name="Standard"><text:tab/>movie_mapper = dict(zip(np.unique(df["movieId"]), list(range(M))))</text:p>
      <text:p text:style-name="Standard"><text:tab/></text:p>
      <text:p text:style-name="Standard"><text:tab/># Map indices to IDs</text:p>
      <text:p text:style-name="Standard"><text:tab/>user_inv_mapper = dict(zip(list(range(N)), np.unique(df["userId"])))</text:p>
      <text:p text:style-name="Standard"><text:tab/>movie_inv_mapper = dict(zip(list(range(M)), np.unique(df["movieId"])))</text:p>
      <text:p text:style-name="Standard"><text:tab/></text:p>
      <text:p text:style-name="Standard"><text:tab/>user_index = [user_mapper[i] for i in df['userId']]</text:p>
      <text:p text:style-name="Standard"><text:tab/>movie_index = [movie_mapper[i] for i in df['movieId']]</text:p>
      <text:p text:style-name="Standard"/>
      <text:p text:style-name="Standard"><text:tab/>X = csr_matrix((df["rating"], (movie_index, user_index)), shape=(M, N))</text:p>
      <text:p text:style-name="Standard"><text:tab/></text:p>
      <text:p text:style-name="Standard"><text:tab/>return X, user_mapper, movie_mapper, user_inv_mapper, movie_inv_mapper</text:p>
      <text:p text:style-name="Standard"/>
      <text:p text:style-name="Standard">X, user_mapper, movie_mapper, user_inv_mapper, movie_inv_mapper = create_matrix(ratings)</text:p>
      <text:p text:style-name="Standard"/>
      <text:p text:style-name="Standard">from sklearn.neighbors import NearestNeighbors</text:p>
      <text:p text:style-name="Standard">"""</text:p>
      <text:p text:style-name="Standard">Find similar movies using KNN</text:p>
      <text:p text:style-name="Standard">"""</text:p>
      <text:p text:style-name="Standard">def find_similar_movies(movie_id, X, k, metric='cosine', show_distance=False):</text:p>
      <text:p text:style-name="Standard"><text:tab/></text:p>
      <text:p text:style-name="Standard"><text:tab/>neighbour_ids = []</text:p>
      <text:p text:style-name="Standard"><text:tab/></text:p>
      <text:p text:style-name="Standard"><text:tab/>movie_ind = movie_mapper[movie_id]</text:p>
      <text:p text:style-name="Standard"><text:tab/>movie_vec = X[movie_ind]</text:p>
      <text:p text:style-name="Standard"><text:tab/>k+=1</text:p>
      <text:p text:style-name="Standard"><text:tab/>kNN = NearestNeighbors(n_neighbors=k, algorithm="brute", metric=metric)</text:p>
      <text:p text:style-name="Standard"><text:tab/>kNN.fit(X)</text:p>
      <text:p text:style-name="Standard"><text:tab/>movie_vec = movie_vec.reshape(1,-1)</text:p>
      <text:p text:style-name="Standard"><text:tab/>neighbour = kNN.kneighbors(movie_vec, return_distance=show_distance)</text:p>
      <text:p text:style-name="Standard"><text:tab/>for i in range(0,k):</text:p>
      <text:p text:style-name="Standard"><text:tab/><text:tab/>n = neighbour.item(i)</text:p>
      <text:p text:style-name="Standard"><text:tab/><text:tab/>neighbour_ids.append(movie_inv_mapper[n])</text:p>
      <text:p text:style-name="Standard"><text:tab/>neighbour_ids.pop(0)</text:p>
      <text:p text:style-name="Standard"><text:tab/>return neighbour_ids</text:p>
      <text:p text:style-name="Standard"/>
      <text:p text:style-name="Standard"/>
      <text:p text:style-name="Standard">movie_titles = dict(zip(movies['movieId'], movies['title']))</text:p>
      <text:p text:style-name="Standard"/>
      <text:p text:style-name="Standard">movie_id = 3</text:p>
      <text:p text:style-name="Standard"/>
      <text:p text:style-name="Standard">similar_ids = find_similar_movies(movie_id, X, k=10)</text:p>
      <text:p text:style-name="Standard">movie_title = movie_titles[movie_id]</text:p>
      <text:p text:style-name="Standard"/>
      <text:p text:style-name="Standard">print(f"Since you watched {movie_title}")</text:p>
      <text:p text:style-name="Standard">for i in similar_ids:</text:p>
      <text:p text:style-name="Standard"><text:soft-page-break/><text:tab/>print(movie_titles[i]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09:48:56.024147467</meta:creation-date>
    <dc:date>2022-10-29T09:50:34.039056166</dc:date>
    <meta:editing-duration>PT1M3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" meta:paragraph-count="86" meta:word-count="307" meta:character-count="3270" meta:non-whitespace-character-count="3007"/>
  </office:meta>
</office:document-meta>
</file>